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5"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6"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T1" style:family="text">
      <style:text-properties officeooo:rsid="0022a2c8"/>
    </style:style>
    <style:style style:name="T2" style:family="text">
      <style:text-properties officeooo:rsid="003d0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باسمه تعالی</text:p>
      <text:p text:style-name="P2">مراجع پایان‌نامه</text:p>
      <text:p text:style-name="P2">برنامه‌های جانبی</text:p>
      <text:p text:style-name="P5">مقدمّه</text:p>
      <text:p text:style-name="P5">نتیجه‌گیری</text:p>
      <text:p text:style-name="P5">روش‌های مختلف</text:p>
      <text:p text:style-name="P5">انتگرال‌گیری عددی</text:p>
      <text:p text:style-name="P5">اجزاء محدود</text:p>
      <text:p text:style-name="P6">آزمون‌های غیر مخرّب</text:p>
      <text:p text:style-name="P6">تصویربردار<text:span text:style-name="T1">ی با کمک ظرفیت خازنی</text:span></text:p>
      <text:p text:style-name="P3">نحوه‌ی م</text:p>
      <text:p text:style-name="P4">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4">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4">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4">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4">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4">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4">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4">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4">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4">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4">2. Method of moments for capacitance calculation</text:p>
      <text:p text:style-name="P4">Basic ideas for MOM technique firstly suggested by great physicist James Clarke Maxwell, who wanted to calculate electric capacity of a metal square. It is worth to have a look at his work which can be found here [5].</text:p>
      <text:p text:style-name="P3">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4">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4"/>
      <text:p text:style-name="P4">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2-12-30T03:56:34.502526619</dc:date>
    <meta:editing-duration>PT52M42S</meta:editing-duration>
    <meta:editing-cycles>5</meta:editing-cycles>
    <meta:document-statistic meta:table-count="0" meta:image-count="0" meta:object-count="0" meta:page-count="5" meta:paragraph-count="37" meta:word-count="1817" meta:character-count="10579" meta:non-whitespace-character-count="8800"/>
  </office:meta>
</office:document-meta>
</file>